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10000032E1CF2D693F4DCBE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018b6e" officeooo:paragraph-rsid="00018b6e" style:font-weight-asian="bold" style:font-weight-complex="bold"/>
    </style:style>
    <style:style style:name="P2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01a264" officeooo:paragraph-rsid="0001a264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395cm" svg:y="1.942cm" svg:width="16.536cm" svg:height="21.537cm" draw:z-index="0"><draw:image xlink:href="Pictures/10000201000002710000032E1CF2D693F4DCBE48.png" xlink:type="simple" xlink:show="embed" xlink:actuate="onLoad"/></draw:frame>METHODOLOGY</text:p>
      <text:p text:style-name="P2"><text:tab/>The program logic is described in the flow chart bel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6:52:56.930522348</meta:creation-date>
    <dc:date>2018-06-04T18:29:35.018542160</dc:date>
    <meta:editing-duration>PT3M19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2" meta:word-count="11" meta:character-count="67" meta:non-whitespace-character-count="57"/>
  </office:meta>
</office:document-meta>
</file>